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swiss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fo:min-height="2.5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2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top="0cm" fo:margin-bottom="0cm"/>
      <style:text-properties fo:font-size="18pt" style:font-size-asian="18pt" style:font-size-complex="18pt"/>
    </style:style>
    <style:style style:name="P7" style:family="paragraph">
      <style:paragraph-properties fo:margin-top="0.5cm" fo:margin-bottom="0cm"/>
      <style:text-properties fo:font-size="18pt" style:font-size-asian="18pt" style:font-size-complex="18pt"/>
    </style:style>
    <style:style style:name="T1" style:family="text">
      <style:text-properties style:font-name="Liberation Sans2"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4cm" svg:y="0.512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4cm" svg:y="9.603cm">
          <draw:text-box>
            <text:p text:style-name="P2"><text:span text:style-name="T1">Лекция 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12. Задание синонимов типов посредством typedef</text:p>
          </draw:text-box>
        </draw:frame>
        <draw:frame presentation:style-name="pr4" draw:text-style-name="P5" draw:layer="layout" svg:width="25.199cm" svg:height="10.815cm" svg:x="1.4cm" svg:y="4.185cm" presentation:class="outline" presentation:user-transformed="true">
          <draw:text-box>
            <text:p text:style-name="P5"><text:span text:style-name="T2">Язык C предоставляет средство, которое позволяет давать типам данных новые имена. Например, объявление</text:span></text:p>
            <text:p text:style-name="P5"><text:span text:style-name="T3"><text:s text:c="2"/></text:span><text:span text:style-name="T3">typedef int Length;</text:span></text:p>
            <text:p text:style-name="P5"><text:span text:style-name="T2">делает имя </text:span><text:span text:style-name="T3">Length</text:span><text:span text:style-name="T2"> синонимом </text:span><text:span text:style-name="T3">int</text:span><text:span text:style-name="T2">. С этого момента тип </text:span><text:span text:style-name="T3">Length</text:span><text:span text:style-name="T2"> можно применять в объявлениях, в операторе приведения и т. д. точно так же, как тип </text:span><text:span text:style-name="T3">int</text:span><text:span text:style-name="T2">:</text:span></text:p>
            <text:p text:style-name="P5"><text:span text:style-name="T3"><text:s text:c="2"/></text:span><text:span text:style-name="T3">Length len, maxlen;</text:span></text:p>
            <text:p text:style-name="P6"><text:span text:style-name="T3"><text:s text:c="2"/></text:span><text:span text:style-name="T3">Length *lengths[];</text:span></text:p>
            <text:p text:style-name="P5"><text:span text:style-name="T2">Аналогично объявление</text:span></text:p>
            <text:p text:style-name="P7"><text:span text:style-name="T3"><text:s text:c="2"/></text:span><text:span text:style-name="T3">typedef char *String;</text:span></text:p>
            <text:p text:style-name="P7"><text:span text:style-name="T2">делает </text:span><text:span text:style-name="T3">String</text:span><text:span text:style-name="T2"> синонимом </text:span><text:span text:style-name="T3">char*</text:span><text:span text:style-name="T2">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5" draw:layer="layout" svg:width="25.199cm" svg:height="12cm" svg:x="1.4cm" svg:y="2.1cm" presentation:class="outline" presentation:user-transformed="true">
          <draw:text-box>
            <text:p text:style-name="P7"><text:span text:style-name="T3"><text:s text:c="2"/></text:span><text:span text:style-name="T3">String р, lineptr[MAXLINES], alloc(int);</text:span></text:p>
            <text:p text:style-name="P6"><text:span text:style-name="T3"><text:s text:c="2"/></text:span><text:span text:style-name="T3">int strcmp(String, String);</text:span></text:p>
            <text:p text:style-name="P6"><text:span text:style-name="T3"><text:s text:c="2"/></text:span><text:span text:style-name="T3">p = (String) malloc(100);</text:span></text:p>
            <text:p text:style-name="P7"><text:span text:style-name="T2">Объявление </text:span><text:span text:style-name="T3">typedef</text:span><text:span text:style-name="T2"> не создает объявления нового типа, оно лишь сообщает новое имя уже существующему типу. Новые имена объявляют переменные с теми же свойствами, как если бы они были объявлены напрямую без переименования типа.</text:span></text:p>
            <text:p text:style-name="P5"><text:span text:style-name="T2">Для применения </text:span><text:span text:style-name="T3">typedef</text:span><text:span text:style-name="T2"> существуют две <text:s/>причины.</text:span></text:p>
            <text:list text:style-name="L4">
              <text:list-item>
                <text:p text:style-name="P5"><text:span text:style-name="T2"><text:s/></text:span><text:span text:style-name="T2">Параметризация программы, связанная с проблемой переносимости. Если с помощью </text:span><text:span text:style-name="T3">typedef</text:span><text:span text:style-name="T2"> объявить типы данных, которые являются машинно-зависимыми, то при переносе программы на другую машину потребуется внести изменения только в определения </text:span><text:span text:style-name="T3">typedef</text:span><text:span text:style-name="T2">.</text:span></text:p>
              </text:list-item>
              <text:list-item>
                <text:p text:style-name="P5"><text:span text:style-name="T4"><text:s/></text:span><text:span text:style-name="T4">Желание сделать</text:span><text:span text:style-name="T2"> текст программы более ясным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13. Стандартные потоки ввода и вывода</text:p>
          </draw:text-box>
        </draw:frame>
        <draw:frame presentation:style-name="pr4" draw:text-style-name="P5" draw:layer="layout" svg:width="25.199cm" svg:height="11.3cm" svg:x="1.4cm" svg:y="4cm" presentation:class="outline" presentation:user-transformed="true">
          <draw:text-box>
            <text:p text:style-name="P5"><text:span text:style-name="T2">При запуске Си-программы операционная система всегда открывает три файла и обеспечивает три файловые ссылки на них. Этими файлами являются: стандартный ввод, стандартный вывод и стандартный файл ошибок. Соответствующие им указатели называются </text:span><text:span text:style-name="T3">stdin</text:span><text:span text:style-name="T2">, </text:span><text:span text:style-name="T3">stdout</text:span><text:span text:style-name="T2"> и </text:span><text:span text:style-name="T3">stderr</text:span><text:span text:style-name="T2">; они описаны в </text:span><text:span text:style-name="T3">&lt;stdio.h&gt;</text:span><text:span text:style-name="T2">.</text:span></text:p>
            <text:p text:style-name="P5"><text:span text:style-name="T2">Обычно </text:span><text:span text:style-name="T3">stdin</text:span><text:span text:style-name="T2"> соотнесен с клавиатурой, a </text:span><text:span text:style-name="T3">stdout</text:span><text:span text:style-name="T2"> и </text:span><text:span text:style-name="T3">stderr</text:span><text:span text:style-name="T2"> — с экраном. Однако их также можно связать с файлами или, используя конвейерный механизм, соединить напрямую с другими программами.</text:span></text:p>
            <text:p text:style-name="P5"><text:span text:style-name="T2">Для операций ввода/вывода можно использовать функции </text:span><text:span text:style-name="T3">getc</text:span><text:span text:style-name="T2"> и </text:span><text:span text:style-name="T3">putc</text:span><text:span text:style-name="T2">.</text:span></text:p>
            <text:p text:style-name="P5"><text:span text:style-name="T3">int getc(FILE *fp)</text:span><text:span text:style-name="T2"> — возвращает следующий символ из потока, на который указывает </text:span><text:span text:style-name="T3">*fp</text:span><text:span text:style-name="T2">; в случае исчерпания файла или ошибки она возвращает </text:span><text:span text:style-name="T3">EOF</text:span><text:span text:style-name="T2">.</text:span></text:p>
            <text:p text:style-name="P5"><text:span text:style-name="T3">int putc(int с, FILE *fp)</text:span><text:span text:style-name="T2"> — <text:s/>пишет символ </text:span><text:span text:style-name="T3">c</text:span><text:span text:style-name="T2"> в файл </text:span><text:span text:style-name="T3">fp</text:span><text:span text:style-name="T2"> и возвращает записанный символ или </text:span><text:span text:style-name="T3">EOF</text:span><text:span text:style-name="T2"> в случае ошибки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4"/>14. Обзор стандартной библиотеки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/>
    <style:font-face style:name="Courier New" svg:font-family="'Courier New'" style:font-family-generic="swiss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01T00:36:49.969000000</dc:date>
    <meta:editing-duration>PT16M20S</meta:editing-duration>
    <meta:editing-cycles>6</meta:editing-cycles>
    <meta:generator>LibreOffice/7.4.5.1$Windows_X86_64 LibreOffice_project/9c0871452b3918c1019dde9bfac75448afc4b57f</meta:generator>
    <meta:document-statistic meta:object-count="40"/>
  </office:meta>
</office:document-meta>
</file>